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paragraph-properties fo:text-align="center" fo:line-height="107%"/>
      <style:text-properties style:font-name="Calibri" fo:font-size="12.0pt"/>
    </style:style>
    <style:style style:name="P11" style:family="paragraph" style:parent-style-name="Standard">
      <style:paragraph-properties fo:margin-left="0.0693in" fo:line-height="107%"/>
      <style:text-properties style:font-name="Calibri" fo:font-size="12.0pt"/>
    </style:style>
    <style:style style:name="P12" style:family="paragraph" style:parent-style-name="Standard">
      <style:paragraph-properties fo:text-align="center" fo:line-height="110%"/>
      <style:text-properties style:font-name="Calibri" fo:font-size="12.0pt"/>
    </style:style>
    <style:style style:name="P13" style:family="paragraph" style:parent-style-name="Standard">
      <style:text-properties style:font-name="Calibri" fo:font-size="9.0pt"/>
    </style:style>
    <style:style style:name="P14" style:family="paragraph" style:parent-style-name="Standard">
      <style:paragraph-properties fo:text-align="center"/>
      <style:text-properties style:font-name="Calibri" fo:font-size="9.0pt"/>
    </style:style>
    <style:style style:name="P15" style:family="paragraph" style:parent-style-name="Standard">
      <style:paragraph-properties fo:line-height="111%"/>
      <style:text-properties style:font-name="Calibri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7v2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3/06/2019</text:span></text:p>
          </table:table-cell>
        </table:table-row>
        <table:table-row>
          <table:table-cell table:style-name="TableCell1">
            <text:p text:style-name="P6"><text:span text:style-name="T2">Module Name: 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Unicidad de cursos en interfaz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Cada curso tiene como llave única la combinación de código, número de sección, año y semestre de realización.</text:span></text:p>
            <text:p text:style-name="P6"><text:span text:style-name="T2">El curso se crea mediante la interfaz proporcionada.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un curso en el sistema</text:p>
              </text:list-item>
              <text:list-item>
                <text:p text:style-name="P9">Existe cuenta de profesor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, gestion de cursos.</text:p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Ingresar al sistema como profesor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 landing page de profesor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Ingresar a la sección de cursos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n los cursos actuales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Seleccionar uno de los cursos creados y anotar sus campos</text:p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4</text:p>
          </table:table-cell>
          <table:table-cell table:style-name="TableCell1">
            <text:p text:style-name="P13">Crear un curso con los datos obtenidos del curso seleccionado</text:p>
          </table:table-cell>
          <table:table-cell table:style-name="TableCell1">
            <text:p text:style-name="P13"/>
          </table:table-cell>
          <table:table-cell table:style-name="TableCell1">
            <text:p text:style-name="P13">No es posible crear el curso o no aparece en el listado.</text:p>
          </table:table-cell>
          <table:table-cell table:style-name="TableCell1">
            <text:p text:style-name="P13">Se obtiene el resultado esperado, aparece un mensaje de que el curso ya existe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  <table:table-cell table:style-name="TableCell1">
            <text:p text:style-name="P13"/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Post-conditions : 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